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sole">
      <style:text-properties fo:font-style="normal" officeooo:rsid="016506b5" officeooo:paragraph-rsid="016506b5" style:font-style-asian="normal" style:font-style-complex="normal"/>
    </style:style>
    <style:style style:name="P2" style:family="paragraph" style:parent-style-name="Console">
      <style:text-properties fo:font-style="normal" officeooo:rsid="016b1b5d" officeooo:paragraph-rsid="0172943b" style:font-style-asian="normal" style:font-style-complex="normal"/>
    </style:style>
    <style:style style:name="P3" style:family="paragraph" style:parent-style-name="Console">
      <style:text-properties fo:font-style="normal" officeooo:rsid="016b1b5d" officeooo:paragraph-rsid="0172c4b0" style:font-style-asian="normal" style:font-style-complex="normal"/>
    </style:style>
    <style:style style:name="P4" style:family="paragraph" style:parent-style-name="Console">
      <style:text-properties fo:font-style="normal" officeooo:rsid="016b1b5d" officeooo:paragraph-rsid="01760feb" style:font-style-asian="normal" style:font-style-complex="normal"/>
    </style:style>
    <style:style style:name="P5" style:family="paragraph" style:parent-style-name="Console">
      <style:text-properties fo:font-style="normal" officeooo:rsid="016b1b5d" officeooo:paragraph-rsid="017b151a" style:font-style-asian="normal" style:font-style-complex="normal"/>
    </style:style>
    <style:style style:name="P6" style:family="paragraph" style:parent-style-name="Console">
      <style:text-properties fo:font-style="normal" officeooo:rsid="01871ef9" officeooo:paragraph-rsid="01871ef9" style:font-style-asian="normal" style:font-style-complex="normal"/>
    </style:style>
    <style:style style:name="P7" style:family="paragraph" style:parent-style-name="Console">
      <style:text-properties fo:color="#ffffff" fo:font-style="normal" officeooo:rsid="016a170f" officeooo:paragraph-rsid="016a170f" style:font-size-asian="10.5pt" style:font-style-asian="normal" style:font-style-complex="normal"/>
    </style:style>
    <style:style style:name="P8" style:family="paragraph" style:parent-style-name="Console">
      <style:text-properties fo:color="#ffffff" fo:font-style="normal" officeooo:rsid="016a170f" officeooo:paragraph-rsid="0172943b" style:font-size-asian="10.5pt" style:font-style-asian="normal" style:font-style-complex="normal"/>
    </style:style>
    <style:style style:name="P9" style:family="paragraph" style:parent-style-name="Console">
      <style:text-properties fo:color="#ffffff" fo:font-style="normal" officeooo:rsid="016b1b5d" officeooo:paragraph-rsid="0172943b" style:font-size-asian="10.5pt" style:font-style-asian="normal" style:font-style-complex="normal"/>
    </style:style>
    <style:style style:name="P10" style:family="paragraph" style:parent-style-name="Console">
      <style:text-properties officeooo:rsid="016b1b5d" officeooo:paragraph-rsid="01776f10"/>
    </style:style>
    <style:style style:name="P11" style:family="paragraph" style:parent-style-name="Console">
      <style:text-properties officeooo:rsid="016b1b5d" officeooo:paragraph-rsid="017a77fc"/>
    </style:style>
    <style:style style:name="P12" style:family="paragraph" style:parent-style-name="Console">
      <style:text-properties officeooo:rsid="016b1b5d" officeooo:paragraph-rsid="017b151a"/>
    </style:style>
    <style:style style:name="P13" style:family="paragraph" style:parent-style-name="Console">
      <style:text-properties officeooo:rsid="016b1b5d" officeooo:paragraph-rsid="017f8442"/>
    </style:style>
    <style:style style:name="P14" style:family="paragraph" style:parent-style-name="Console">
      <style:text-properties officeooo:rsid="018bfc54" officeooo:paragraph-rsid="018bfc54"/>
    </style:style>
    <style:style style:name="P15" style:family="paragraph" style:parent-style-name="_32_._20_Level_20_Indent-first_20_line_20_-_3e_">
      <style:text-properties fo:font-weight="bold" officeooo:rsid="013c6801" officeooo:paragraph-rsid="016a170f" style:font-weight-asian="bold" style:font-weight-complex="bold"/>
    </style:style>
    <style:style style:name="P16" style:family="paragraph" style:parent-style-name="_32_._20_Level_20_Indent-first_20_line_20_-_3e_">
      <style:text-properties fo:font-weight="bold" officeooo:rsid="016a170f" officeooo:paragraph-rsid="016a170f" style:font-weight-asian="bold" style:font-weight-complex="bold"/>
    </style:style>
    <style:style style:name="P17" style:family="paragraph" style:parent-style-name="_32_._20_Level_20_Indent-first_20_line_20_-_3e_">
      <style:text-properties fo:font-weight="bold" officeooo:rsid="016b1b5d" officeooo:paragraph-rsid="016cdbfd" style:font-weight-asian="bold" style:font-weight-complex="bold"/>
    </style:style>
    <style:style style:name="P18" style:family="paragraph" style:parent-style-name="_32_._20_Level_20_Indent-first_20_line_20_-_3e_">
      <style:text-properties fo:font-weight="bold" officeooo:rsid="016cb49a" officeooo:paragraph-rsid="016cb49a" style:font-weight-asian="bold" style:font-weight-complex="bold"/>
    </style:style>
    <style:style style:name="P19" style:family="paragraph" style:parent-style-name="_32_._20_Level_20_Indent-first_20_line_20_-_3e_">
      <style:text-properties fo:font-weight="bold" officeooo:rsid="016cb49a" officeooo:paragraph-rsid="017b151a" style:font-weight-asian="bold" style:font-weight-complex="bold"/>
    </style:style>
    <style:style style:name="P20" style:family="paragraph" style:parent-style-name="_32_._20_Level_20_Indent-first_20_line_20_-_3e_">
      <style:text-properties fo:font-weight="bold" officeooo:rsid="01760feb" officeooo:paragraph-rsid="01776f10" style:font-weight-asian="bold" style:font-weight-complex="bold"/>
    </style:style>
    <style:style style:name="P21" style:family="paragraph" style:parent-style-name="_32_._20_Level_20_Indent-first_20_line_20_-_3e_">
      <style:text-properties fo:font-weight="bold" officeooo:rsid="01776f10" officeooo:paragraph-rsid="01776f10" style:font-weight-asian="bold" style:font-weight-complex="bold"/>
    </style:style>
    <style:style style:name="P22" style:family="paragraph" style:parent-style-name="_32_._20_Level_20_Indent-first_20_line_20_-_3e_">
      <style:text-properties officeooo:rsid="0166bc5a" officeooo:paragraph-rsid="0166bc5a"/>
    </style:style>
    <style:style style:name="P23" style:family="paragraph" style:parent-style-name="_32_._20_Level_20_Indent-first_20_line_20_-_3e_">
      <style:text-properties officeooo:rsid="0167d5b5" officeooo:paragraph-rsid="0167d5b5"/>
    </style:style>
    <style:style style:name="P24" style:family="paragraph" style:parent-style-name="_32_._20_Level_20_Indent-first_20_line_20_-_3e_">
      <style:text-properties officeooo:rsid="016a170f" officeooo:paragraph-rsid="016a170f"/>
    </style:style>
    <style:style style:name="P25" style:family="paragraph" style:parent-style-name="_32_._20_Level_20_Indent-first_20_line_20_-_3e_">
      <style:text-properties officeooo:rsid="01698021" officeooo:paragraph-rsid="01698021"/>
    </style:style>
    <style:style style:name="P26" style:family="paragraph" style:parent-style-name="_32_._20_Level_20_Indent-first_20_line_20_-_3e_">
      <style:text-properties officeooo:rsid="016ef3c0" officeooo:paragraph-rsid="016ef3c0"/>
    </style:style>
    <style:style style:name="P27" style:family="paragraph" style:parent-style-name="_32_._20_Level_20_Indent-first_20_line_20_-_3e_">
      <style:text-properties officeooo:rsid="0170ddfa" officeooo:paragraph-rsid="0170ddfa"/>
    </style:style>
    <style:style style:name="P28" style:family="paragraph" style:parent-style-name="_32_._20_Level_20_Indent-first_20_line_20_-_3e_">
      <style:text-properties officeooo:rsid="01776f10" officeooo:paragraph-rsid="01776f10"/>
    </style:style>
    <style:style style:name="P29" style:family="paragraph" style:parent-style-name="_32_._20_Level_20_Indent-first_20_line_20_-_3e_">
      <style:text-properties officeooo:rsid="013c6801" officeooo:paragraph-rsid="013c6801"/>
    </style:style>
    <style:style style:name="P30" style:family="paragraph" style:parent-style-name="_32_._20_Level_20_Indent-first_20_line_20_-_3e_">
      <style:text-properties officeooo:rsid="013c6801" officeooo:paragraph-rsid="0186d4ec"/>
    </style:style>
    <style:style style:name="P31" style:family="paragraph" style:parent-style-name="_32_._20_Level_20_Indent-first_20_line_20_-_3e_">
      <style:text-properties officeooo:rsid="017bc72a" officeooo:paragraph-rsid="017bc72a"/>
    </style:style>
    <style:style style:name="P32" style:family="paragraph" style:parent-style-name="_32_._20_Level_20_Indent-first_20_line_20_-_3e_">
      <style:text-properties fo:font-style="normal" officeooo:rsid="013c6801" officeooo:paragraph-rsid="018a9f2f" style:font-style-asian="normal" style:font-style-complex="normal"/>
    </style:style>
    <style:style style:name="P33" style:family="paragraph" style:parent-style-name="_32_._20_Level_20_Indent-first_20_line_20_-_3e_">
      <style:text-properties fo:font-style="normal" officeooo:rsid="018c2b52" officeooo:paragraph-rsid="018c2b52" style:font-style-asian="normal" style:font-style-complex="normal"/>
    </style:style>
    <style:style style:name="P34" style:family="paragraph" style:parent-style-name="_32_._20_Level_20_Indent-first_20_line_20_-_3e_">
      <style:text-properties fo:font-weight="normal" officeooo:rsid="018b1e72" officeooo:paragraph-rsid="018b1e72" style:font-weight-asian="normal" style:font-weight-complex="normal"/>
    </style:style>
    <style:style style:name="P35" style:family="paragraph" style:parent-style-name="_32_._20_Level_20_Indent-first_20_line_20_-_3e_" style:master-page-name="">
      <style:paragraph-properties style:page-number="auto" fo:keep-with-next="always"/>
      <style:text-properties fo:font-weight="normal" officeooo:rsid="018a9f2f" officeooo:paragraph-rsid="018a9f2f" style:font-weight-asian="normal" style:font-weight-complex="normal"/>
    </style:style>
    <style:style style:name="P36" style:family="paragraph" style:parent-style-name="_32_._20_Level_20_Indent-first_20_line_20_-_3e_" style:master-page-name="">
      <style:paragraph-properties style:page-number="auto" fo:keep-with-next="always"/>
      <style:text-properties fo:font-weight="bold" officeooo:rsid="016cb49a" officeooo:paragraph-rsid="0172943b" style:font-weight-asian="bold" style:font-weight-complex="bold"/>
    </style:style>
    <style:style style:name="P37" style:family="paragraph" style:parent-style-name="_32_._20_Level_20_Indent-first_20_line_20_-_3e_" style:master-page-name="">
      <style:paragraph-properties style:page-number="auto" fo:keep-with-next="always"/>
      <style:text-properties fo:font-weight="bold" officeooo:rsid="01760feb" officeooo:paragraph-rsid="01760feb" style:font-weight-asian="bold" style:font-weight-complex="bold"/>
    </style:style>
    <style:style style:name="P38" style:family="paragraph" style:parent-style-name="_32_._20_Level_20_Indent-first_20_line_20_-_3e_" style:master-page-name="">
      <style:paragraph-properties style:page-number="auto" fo:keep-with-next="always"/>
      <style:text-properties fo:font-weight="bold" officeooo:rsid="01760feb" officeooo:paragraph-rsid="017b151a" style:font-weight-asian="bold" style:font-weight-complex="bold"/>
    </style:style>
    <style:style style:name="P39" style:family="paragraph" style:parent-style-name="_32_._20_Level_20_Indent-first_20_line_20_-_3e_" style:master-page-name="">
      <style:paragraph-properties style:page-number="auto" fo:keep-with-next="always"/>
      <style:text-properties fo:font-weight="bold" officeooo:rsid="01776f10" officeooo:paragraph-rsid="01776f10" style:font-weight-asian="bold" style:font-weight-complex="bold"/>
    </style:style>
    <style:style style:name="P40" style:family="paragraph" style:parent-style-name="_32_._20_Level_20_Indent-first_20_line_20_-_3e_" style:master-page-name="">
      <style:paragraph-properties style:page-number="auto" fo:keep-with-next="always"/>
      <style:text-properties fo:font-weight="bold" officeooo:rsid="017b151a" officeooo:paragraph-rsid="017b151a" style:font-weight-asian="bold" style:font-weight-complex="bold"/>
    </style:style>
    <style:style style:name="P41" style:family="paragraph" style:parent-style-name="_32_._20_Level_20_Indent-first_20_line_20_-_3e_" style:master-page-name="">
      <style:paragraph-properties style:page-number="auto" fo:keep-with-next="always"/>
      <style:text-properties fo:font-weight="bold" officeooo:rsid="017f8442" officeooo:paragraph-rsid="017f8442" style:font-weight-asian="bold" style:font-weight-complex="bold"/>
    </style:style>
    <style:style style:name="P42" style:family="paragraph" style:parent-style-name="_32_._20_Level_20_Indent-first_20_line_20_-_3e_">
      <style:text-properties officeooo:rsid="0173ae5e" officeooo:paragraph-rsid="0174a951"/>
    </style:style>
    <style:style style:name="P43" style:family="paragraph" style:parent-style-name="_32_._20_Level_20_Indent-first_20_line_20_-_3e_">
      <style:text-properties fo:font-weight="bold" officeooo:rsid="017a77fc" officeooo:paragraph-rsid="017a77fc" style:font-weight-asian="bold" style:font-weight-complex="bold"/>
    </style:style>
    <style:style style:name="P44" style:family="paragraph" style:parent-style-name="Main_20_title" style:master-page-name="Standard">
      <style:paragraph-properties style:page-number="auto"/>
      <style:text-properties officeooo:rsid="01583080" officeooo:paragraph-rsid="01583080"/>
    </style:style>
    <style:style style:name="P45" style:family="paragraph" style:parent-style-name="_32_._20_Level_20_Subtitle">
      <style:text-properties officeooo:rsid="016506b5" officeooo:paragraph-rsid="016ef3c0"/>
    </style:style>
    <style:style style:name="P46" style:family="paragraph" style:parent-style-name="_32_._20_Level_20_Subtitle">
      <style:text-properties officeooo:rsid="016506b5" officeooo:paragraph-rsid="016506b5"/>
    </style:style>
    <style:style style:name="P47" style:family="paragraph" style:parent-style-name="_32_._20_Level_20_Subtitle" style:list-style-name="Sajat_20_szamozas">
      <style:text-properties officeooo:rsid="0172943b" officeooo:paragraph-rsid="0172943b"/>
    </style:style>
    <style:style style:name="P48" style:family="paragraph" style:parent-style-name="_32_._20_Level_20_Subtitle" style:list-style-name="">
      <style:paragraph-properties fo:text-align="start" style:justify-single-word="false" fo:keep-together="always">
        <style:tab-stops/>
      </style:paragraph-properties>
      <style:text-properties officeooo:rsid="01778b6f" officeooo:paragraph-rsid="01778b6f"/>
    </style:style>
    <style:style style:name="P49" style:family="paragraph" style:parent-style-name="_32_._20_Level_20_Subtitle" style:list-style-name="Sajat_20_szamozas">
      <style:text-properties officeooo:rsid="017b151a" officeooo:paragraph-rsid="017b151a"/>
    </style:style>
    <style:style style:name="P50" style:family="paragraph" style:parent-style-name="_32_._20_Level_20_Subtitle">
      <style:text-properties officeooo:rsid="0184de47" officeooo:paragraph-rsid="0184de47"/>
    </style:style>
    <style:style style:name="P51" style:family="paragraph" style:parent-style-name="_32_._20_Level_20_Subtitle">
      <style:text-properties officeooo:rsid="018a9f2f" officeooo:paragraph-rsid="018a9f2f"/>
    </style:style>
    <style:style style:name="P52" style:family="paragraph" style:parent-style-name="_32_._20_Level_20_Subtitle" style:list-style-name="Sajat_20_szamozas">
      <style:paragraph-properties fo:break-before="page"/>
      <style:text-properties officeooo:rsid="01778b6f" officeooo:paragraph-rsid="01778b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84de47" style:font-weight-asian="bold" style:font-weight-complex="bold"/>
    </style:style>
    <style:style style:name="T3" style:family="text">
      <style:text-properties fo:font-weight="bold" officeooo:rsid="0186d4ec" style:font-weight-asian="bold" style:font-weight-complex="bold"/>
    </style:style>
    <style:style style:name="T4" style:family="text">
      <style:text-properties fo:font-weight="bold" officeooo:rsid="0188a238" style:font-weight-asian="bold" style:font-weight-complex="bold"/>
    </style:style>
    <style:style style:name="T5" style:family="text">
      <style:text-properties fo:font-weight="bold" officeooo:rsid="018a9f2f" style:font-weight-asian="bold" style:font-weight-complex="bold"/>
    </style:style>
    <style:style style:name="T6" style:family="text">
      <style:text-properties fo:font-weight="bold" officeooo:rsid="018bfc54" style:font-weight-asian="bold" style:font-weight-complex="bold"/>
    </style:style>
    <style:style style:name="T7" style:family="text">
      <style:text-properties fo:color="#ffffff" style:font-size-asian="10.5pt"/>
    </style:style>
    <style:style style:name="T8" style:family="text">
      <style:text-properties fo:color="#ffffff" officeooo:rsid="016cb49a" style:font-size-asian="10.5pt"/>
    </style:style>
    <style:style style:name="T9" style:family="text">
      <style:text-properties fo:color="#ffffff" officeooo:rsid="0173ae5e" style:font-size-asian="10.5pt"/>
    </style:style>
    <style:style style:name="T10" style:family="text">
      <style:text-properties fo:color="#ffffff" officeooo:rsid="01760feb" style:font-size-asian="10.5pt"/>
    </style:style>
    <style:style style:name="T11" style:family="text">
      <style:text-properties fo:color="#ffffff" fo:font-style="normal" style:font-size-asian="10.5pt" style:font-style-asian="normal" style:font-style-complex="normal"/>
    </style:style>
    <style:style style:name="T12" style:family="text">
      <style:text-properties fo:color="#ffffff" fo:font-style="normal" officeooo:rsid="01760feb" style:font-size-asian="10.5pt" style:font-style-asian="normal" style:font-style-complex="normal"/>
    </style:style>
    <style:style style:name="T13" style:family="text">
      <style:text-properties fo:color="#ffffff" fo:font-style="normal" officeooo:rsid="01776f10" style:font-size-asian="10.5pt" style:font-style-asian="normal" style:font-style-complex="normal"/>
    </style:style>
    <style:style style:name="T14" style:family="text">
      <style:text-properties fo:color="#ffffff" fo:font-style="normal" officeooo:rsid="017a77fc" style:font-size-asian="10.5pt" style:font-style-asian="normal" style:font-style-complex="normal"/>
    </style:style>
    <style:style style:name="T15" style:family="text">
      <style:text-properties fo:color="#ffffff" fo:font-style="normal" officeooo:rsid="017bc72a" style:font-size-asian="10.5pt" style:font-style-asian="normal" style:font-style-complex="normal"/>
    </style:style>
    <style:style style:name="T16" style:family="text">
      <style:text-properties fo:color="#ffffff" fo:font-style="normal" officeooo:rsid="017d7295" style:font-size-asian="10.5pt" style:font-style-asian="normal" style:font-style-complex="normal"/>
    </style:style>
    <style:style style:name="T17" style:family="text">
      <style:text-properties fo:color="#ffffff" fo:font-style="normal" officeooo:rsid="0180ffd1" style:font-size-asian="10.5pt" style:font-style-asian="normal" style:font-style-complex="normal"/>
    </style:style>
    <style:style style:name="T18" style:family="text">
      <style:text-properties fo:color="#ffffff" fo:font-style="normal" fo:font-weight="normal" officeooo:rsid="016a170f" style:font-size-asian="10.5pt" style:font-style-asian="normal" style:font-weight-asian="normal" style:font-style-complex="normal" style:font-weight-complex="normal"/>
    </style:style>
    <style:style style:name="T19" style:family="text">
      <style:text-properties fo:color="#ffffff" fo:font-style="normal" fo:font-weight="normal" officeooo:rsid="0172c4b0" style:font-size-asian="10.5pt" style:font-style-asian="normal" style:font-weight-asian="normal" style:font-style-complex="normal" style:font-weight-complex="normal"/>
    </style:style>
    <style:style style:name="T20" style:family="text">
      <style:text-properties fo:color="#ffffff" fo:font-weight="normal" officeooo:rsid="016a170f" style:font-size-asian="10.5pt" style:font-weight-asian="normal" style:font-weight-complex="normal"/>
    </style:style>
    <style:style style:name="T21" style:family="text">
      <style:text-properties fo:color="#ffffff" fo:font-weight="normal" officeooo:rsid="0172943b" style:font-size-asian="10.5pt" style:font-weight-asian="normal" style:font-weight-complex="normal"/>
    </style:style>
    <style:style style:name="T22" style:family="text">
      <style:text-properties fo:color="#ffffff" fo:font-weight="normal" officeooo:rsid="0172c4b0" style:font-size-asian="10.5pt" style:font-weight-asian="normal" style:font-weight-complex="normal"/>
    </style:style>
    <style:style style:name="T23" style:family="text">
      <style:text-properties fo:color="#ffffff" officeooo:rsid="018bfc54"/>
    </style:style>
    <style:style style:name="T24" style:family="text">
      <style:text-properties officeooo:rsid="0166bc5a"/>
    </style:style>
    <style:style style:name="T25" style:family="text">
      <style:text-properties officeooo:rsid="0167d5b5"/>
    </style:style>
    <style:style style:name="T26" style:family="text">
      <style:text-properties officeooo:rsid="01698021"/>
    </style:style>
    <style:style style:name="T27" style:family="text">
      <style:text-properties officeooo:rsid="016a170f"/>
    </style:style>
    <style:style style:name="T28" style:family="text">
      <style:text-properties officeooo:rsid="016cdbfd"/>
    </style:style>
    <style:style style:name="T29" style:family="text">
      <style:text-properties officeooo:rsid="016ef3c0"/>
    </style:style>
    <style:style style:name="T30" style:family="text">
      <style:text-properties officeooo:rsid="0170ddfa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72943b" style:font-weight-asian="normal" style:font-weight-complex="normal"/>
    </style:style>
    <style:style style:name="T33" style:family="text">
      <style:text-properties fo:font-weight="normal" officeooo:rsid="016a170f" style:font-weight-asian="normal" style:font-weight-complex="normal"/>
    </style:style>
    <style:style style:name="T34" style:family="text">
      <style:text-properties officeooo:rsid="0173ae5e"/>
    </style:style>
    <style:style style:name="T35" style:family="text">
      <style:text-properties officeooo:rsid="01796819"/>
    </style:style>
    <style:style style:name="T36" style:family="text">
      <style:text-properties officeooo:rsid="017ef43a"/>
    </style:style>
    <style:style style:name="T37" style:family="text">
      <style:text-properties officeooo:rsid="017f5754"/>
    </style:style>
    <style:style style:name="T38" style:family="text">
      <style:text-properties officeooo:rsid="018263ca"/>
    </style:style>
    <style:style style:name="T39" style:family="text">
      <style:text-properties officeooo:rsid="0184de47"/>
    </style:style>
    <style:style style:name="T40" style:family="text">
      <style:text-properties officeooo:rsid="018b1e72"/>
    </style:style>
    <style:style style:name="T41" style:family="text">
      <style:text-properties officeooo:rsid="018bfc54"/>
    </style:style>
    <style:style style:name="T42" style:family="text">
      <style:text-properties officeooo:rsid="0190a4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X<text:span text:style-name="T24">11</text:span></text:p>
      <text:p text:style-name="P22">The X system is a reverse client-server connection. Usually we sitting in front of the <text:span text:style-name="T1">Client</text:span> and we ask services from a remote <text:span text:style-name="T1">Server</text:span>. <text:span text:style-name="T25">The X system is the opposite. The Server has a strong graphical resource. This is the reason that we are sitting in front of it and the Client is somewhere in the far from us, storing X applications.</text:span></text:p>
      <text:p text:style-name="P23">We run those X applications on the Remote machine and show them on the Server. (Of course the Server and the Client can be on the same machine)</text:p>
      <text:p text:style-name="P25">To make it work, on the Server we should enable to show here the Remote’s (Client) applications. After this you should login into the Client where you should specify the Server’s :<text:span text:style-name="T28">displayNumber.screenNumber</text:span> order to the ran X application on the Client be able to appear on the Server’s monitor.</text:p>
      <text:list xml:id="list8424160587031579311" text:style-name="Sajat_20_szamozas">
        <text:list-item>
          <text:h text:style-name="P45" text:outline-level="2">Running <text:span text:style-name="T29">Client</text:span> X programs on <text:span text:style-name="T29">Server</text:span></text:h>
        </text:list-item>
      </text:list>
      <text:p text:style-name="P24">Sit down in front of the Server machine:</text:p>
      <text:p text:style-name="P24"/>
      <text:p text:style-name="P15"><text:span text:style-name="T27">Enable the Remote Client’s appearance on the Server side</text:span>:</text:p>
      <text:p text:style-name="P7"><text:span text:style-name="T31">akoel@server:</text:span><text:span text:style-name="T32">~</text:span><text:span text:style-name="T31">$</text:span> xhost +</text:p>
      <text:p text:style-name="P16">Login into the Client</text:p>
      <text:p text:style-name="P8"><text:span text:style-name="T31">akoel@server:</text:span><text:span text:style-name="T32">~</text:span><text:span text:style-name="T31">$</text:span> ssh -X<text:span text:style-name="T30">C</text:span> akoel@client</text:p>
      <text:p text:style-name="P17">Specify the Server’s <text:span text:style-name="T26">:displayNumber.screenNumber</text:span></text:p>
      <text:p text:style-name="P9"><text:span text:style-name="T33">akoel@</text:span><text:span text:style-name="T32">client</text:span><text:span text:style-name="T33">:</text:span><text:span text:style-name="T32">~</text:span><text:span text:style-name="T33">$</text:span> export DISPLAY=localhost:10.0</text:p>
      <text:p text:style-name="P18">Start the X application on the Client</text:p>
      <text:p text:style-name="P2"><text:span text:style-name="T20">akoel@</text:span><text:span text:style-name="T21">client</text:span><text:span text:style-name="T7">$ </text:span><text:span text:style-name="T8">xcalc</text:span></text:p>
      <text:p text:style-name="P26">The program runs on the Client side, it gets the resources from the Client side but the window appears on the Se<text:span text:style-name="T30">r</text:span>ver’s monitor.</text:p>
      <text:p text:style-name="P27">On the Client side does not need to run X11 server only X applications should be stored there. </text:p>
      <text:list xml:id="list194031178208583" text:continue-numbering="true" text:style-name="Sajat_20_szamozas">
        <text:list-item>
          <text:h text:style-name="P47" text:outline-level="2">Creating virtual display</text:h>
        </text:list-item>
      </text:list>
      <text:p text:style-name="P42">The Xvfb display server performs all graphical operations in memory without showing any screen output. It means that there is no need to have a screen or any input device. Only a network layer is necessary.</text:p>
      <text:p text:style-name="P28">In <text:span text:style-name="T35">this</text:span> example the server and the client are in the same machine</text:p>
      <text:p text:style-name="P36">Start <text:span text:style-name="T34">the Xvfb display server on :1.0 display</text:span></text:p>
      <text:p text:style-name="P3"><text:span text:style-name="T20">akoel@</text:span><text:span text:style-name="T22">server:$</text:span><text:span text:style-name="T7"> </text:span><text:span text:style-name="T9">Xvfb :1 </text:span><text:span text:style-name="T10">&amp;</text:span></text:p>
      <text:p text:style-name="P37"><text:soft-page-break/>Run the fluxbox lightweight Window Manager</text:p>
      <text:p text:style-name="P4"><text:span text:style-name="T20">akoel@</text:span><text:span text:style-name="T22">server:$</text:span><text:span text:style-name="T7"> </text:span><text:span text:style-name="T10">fluxbox -display :1 &amp;</text:span></text:p>
      <text:p text:style-name="P39">You can run any X program on the :1 display.</text:p>
      <text:p text:style-name="P10"><text:span text:style-name="T18">akoel@</text:span><text:span text:style-name="T19">server:$</text:span><text:span text:style-name="T11"> </text:span><text:span text:style-name="T13">xcalc -display :1</text:span></text:p>
      <text:p text:style-name="P21">Some programs does not have the “-display” option</text:p>
      <text:p text:style-name="P10"><text:span text:style-name="T18">akoel@</text:span><text:span text:style-name="T19">server:$</text:span><text:span text:style-name="T12"> </text:span><text:span text:style-name="T13">DISPLAY=:1xcalc</text:span></text:p>
      <text:p text:style-name="P20">Create a screenshot on the virtual display</text:p>
      <text:p text:style-name="P10"><text:span text:style-name="T18">akoel@</text:span><text:span text:style-name="T19">server:$</text:span><text:span text:style-name="T11"> </text:span><text:span text:style-name="T12">import -display :1 -window root ~/tmp/image.png</text:span></text:p>
      <text:p text:style-name="P43">Check the displays on the machine</text:p>
      <text:p text:style-name="P11"><text:span text:style-name="T18">akoel@</text:span><text:span text:style-name="T19">server:$</text:span><text:span text:style-name="T12"> </text:span><text:span text:style-name="T14">ls /tmp/.X11-unix</text:span></text:p>
      <text:h text:style-name="P48" text:outline-level="2"/>
      <text:list xml:id="list194032420042089" text:continue-numbering="true" text:style-name="Sajat_20_szamozas">
        <text:list-item>
          <text:h text:style-name="P52" text:outline-level="2">Remote connection to a virtual display</text:h>
          <text:list>
            <text:list-item>
              <text:h text:style-name="P49" text:outline-level="2">On <text:s/>the <text:span text:style-name="T40">Server</text:span> side</text:h>
            </text:list-item>
          </text:list>
        </text:list-item>
      </text:list>
      <text:p text:style-name="P35">On the <text:span text:style-name="T40">Server</text:span> side we do not need to have a real monitor. The X server runs virtually in the memory. <text:span text:style-name="T40">Under the virtual display can run any X application. </text:span></text:p>
      <text:p text:style-name="P34">On an other machine, the Client side, we show in a window what happens on the virtual display.</text:p>
      <text:p text:style-name="P34"/>
      <text:p text:style-name="P19">Start <text:span text:style-name="T34">the Xvfb display server on :1.0 display</text:span></text:p>
      <text:p text:style-name="P5"><text:span text:style-name="T20">akoel@</text:span><text:span text:style-name="T22">server:$</text:span><text:span text:style-name="T7"> </text:span><text:span text:style-name="T9">Xvfb :1 </text:span><text:span text:style-name="T10">&amp;</text:span></text:p>
      <text:p text:style-name="P38">Run the fluxbox lightweight Window Manager <text:span text:style-name="T37">on the :1.0 display</text:span></text:p>
      <text:p text:style-name="P5"><text:span text:style-name="T20">akoel@</text:span><text:span text:style-name="T22">server:$</text:span><text:span text:style-name="T7"> </text:span><text:span text:style-name="T10">fluxbox -display :1 &amp;</text:span></text:p>
      <text:p text:style-name="P40">Run a VNC server <text:span text:style-name="T36">on the :1.0 display</text:span></text:p>
      <text:p text:style-name="P12"><text:span text:style-name="T18">akoel@</text:span><text:span text:style-name="T19">server:$</text:span><text:span text:style-name="T11"> </text:span><text:span text:style-name="T15">x11v</text:span><text:span text:style-name="T16">n</text:span><text:span text:style-name="T15">c -</text:span><text:span text:style-name="T16">display :1 -localhost</text:span></text:p>
      <text:p text:style-name="P41">An alternative solution for the VNC </text:p>
      <text:p text:style-name="P13"><text:span text:style-name="T18">akoel@</text:span><text:span text:style-name="T19">server:$</text:span><text:span text:style-name="T11"> </text:span><text:span text:style-name="T15">x11v</text:span><text:span text:style-name="T16">n</text:span><text:span text:style-name="T15">c -</text:span><text:span text:style-name="T16">display :1 -</text:span><text:span text:style-name="T17">bg -nopw </text:span><text:span text:style-name="T16">-</text:span><text:span text:style-name="T17">listen </text:span><text:span text:style-name="T16">localhost -</text:span><text:span text:style-name="T17">xkb</text:span></text:p>
      <text:p text:style-name="P31">The VNC is a graphical desktop sharing system that allows you to remotely control the desktop.</text:p>
      <text:list xml:id="list194030400930382" text:continue-numbering="true" text:style-name="Sajat_20_szamozas">
        <text:list-item>
          <text:list>
            <text:list-item>
              <text:h text:style-name="P46" text:outline-level="2">On the Cli<text:span text:style-name="T38">ent Si</text:span>de</text:h>
              <text:list>
                <text:list-item>
                  <text:h text:style-name="P50" text:outline-level="2">Tunneling</text:h>
                </text:list-item>
              </text:list>
            </text:list-item>
          </text:list>
        </text:list-item>
      </text:list>
      <text:p text:style-name="P29"><text:span text:style-name="T2">On one console create a tunnel to the VNC server</text:span><text:span text:style-name="T1">:</text:span></text:p>
      <text:p text:style-name="P1">ssh -<text:span text:style-name="T39">N -T -L 5900:localhost:5900 akoel@server</text:span></text:p>
      <text:p text:style-name="P30"><text:span text:style-name="T2">On </text:span><text:span text:style-name="T3">an other console you can connect to the VNC serv</text:span><text:span text:style-name="T4">e</text:span><text:span text:style-name="T3">r</text:span></text:p>
      <text:p text:style-name="P6">vncviewer localhost:5900</text:p>
      <text:list xml:id="list194031823391415" text:continue-numbering="true" text:style-name="Sajat_20_szamozas">
        <text:list-item>
          <text:list>
            <text:list-item>
              <text:list>
                <text:list-item>
                  <text:h text:style-name="P51" text:outline-level="2">SSH</text:h>
                </text:list-item>
              </text:list>
            </text:list-item>
          </text:list>
        </text:list-item>
      </text:list>
      <text:p text:style-name="P32"><text:span text:style-name="T2">On </text:span><text:span text:style-name="T5">a console login into the </text:span><text:span text:style-name="T6">Server through SSH</text:span></text:p>
      <text:p text:style-name="Console">ssh -<text:span text:style-name="T41">XC </text:span><text:a xlink:type="simple" xlink:href="mailto:akoel@server" text:style-name="Internet_20_link" text:visited-style-name="Visited_20_Internet_20_Link"><text:span text:style-name="T23">akoel@server</text:span></text:a></text:p>
      <text:p text:style-name="P33"><text:span text:style-name="T6">A</text:span><text:span text:style-name="T1">fter the authentication call the vncviewer</text:span></text:p>
      <text:p text:style-name="P14">vncviewer :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/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/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000000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000000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/>
      <style:text-properties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3-04T19:40:28.690345094</dc:date>
    <meta:editing-duration>P8DT5H17M45S</meta:editing-duration>
    <meta:editing-cycles>636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544" meta:character-count="3220" meta:non-whitespace-character-count="2734"/>
  </office:meta>
</office:document-meta>
</file>